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F00000015C1C7BCCD940E322D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9.6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167cm"/>
    </style:style>
    <style:style style:name="gr4" style:family="graphic" style:parent-style-name="standard">
      <style:graphic-properties draw:textarea-horizontal-align="left" draw:textarea-vertical-align="middle" draw:auto-grow-height="false" fo:min-height="0cm" fo:min-width="0cm" fo:padding-top="0.254cm" fo:padding-bottom="0.254cm" fo:padding-left="0.25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7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9" style:family="graphic" style:parent-style-name="standard">
      <style:graphic-properties svg:stroke-width="0.035cm" draw:marker-start-width="0.252cm" draw:marker-end-width="0.252cm" draw:fill="none" draw:fill-color="#729fc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svg:stroke-width="0.035cm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  <style:text-properties fo:font-size="8pt" style:font-size-asian="18pt" style:font-size-complex="18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5.08cm" svg:x="5.4cm" svg:y="9.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6cm" svg:height="2.288cm" svg:x="10.06cm" svg:y="3.352cm">
          <draw:image xlink:href="Pictures/10000201000001F00000015C1C7BCCD940E322D6.png" xlink:type="simple" xlink:show="embed" xlink:actuate="onLoad" loext:mime-type="image/png">
            <text:p/>
          </draw:image>
        </draw:frame>
        <draw:g>
          <draw:custom-shape draw:style-name="gr3" draw:text-style-name="P1" draw:layer="layout" svg:width="2.667cm" svg:height="1.524cm" draw:transform="rotate (-1.5707963267949) translate (13.319cm 6.2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135cm" svg:height="0.138cm" svg:x="11.914cm" svg:y="6.323cm">
            <text:p text:style-name="P3"><text:span text:style-name="T1"><text:s text:c="5"/></text:span><text:span text:style-name="T1">VD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2cm" svg:height="0.32cm" draw:transform="rotate (-1.5707963267949) translate (13.065cm 6.3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2cm" svg:height="0.32cm" draw:transform="rotate (-1.5707963267949) translate (13.065cm 8.4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35cm" svg:height="0.137cm" svg:x="11.914cm" svg:y="6.588cm">
            <text:p text:style-name="P3"><text:span text:style-name="T1"><text:s text:c="5"/></text:span><text:span text:style-name="T1">GN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35cm" svg:height="0.139cm" svg:x="11.914cm" svg:y="6.842cm">
            <text:p text:style-name="P3"><text:span text:style-name="T1"><text:s text:c="5"/></text:span><text:span text:style-name="T1">SC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35cm" svg:height="0.139cm" svg:x="11.914cm" svg:y="7.096cm">
            <text:p text:style-name="P3"><text:span text:style-name="T1"><text:s text:c="5"/></text:span><text:span text:style-name="T1">SD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35cm" svg:height="0.137cm" svg:x="11.914cm" svg:y="7.35cm">
            <text:p text:style-name="P3"><text:span text:style-name="T1"><text:s text:c="5"/></text:span><text:span text:style-name="T1">ADD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35cm" svg:height="0.137cm" svg:x="11.914cm" svg:y="7.604cm">
            <text:p text:style-name="P3"><text:span text:style-name="T1"><text:s text:c="5"/></text:span><text:span text:style-name="T1">AL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35cm" svg:height="0.139cm" svg:x="11.922cm" svg:y="7.858cm">
            <text:p text:style-name="P3"><text:span text:style-name="T1"><text:s text:c="5"/></text:span><text:span text:style-name="T1">A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35cm" svg:height="0.139cm" svg:x="11.922cm" svg:y="8.112cm">
            <text:p text:style-name="P3"><text:span text:style-name="T1"><text:s text:c="5"/></text:span><text:span text:style-name="T1">A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35cm" svg:height="0.137cm" svg:x="11.922cm" svg:y="8.366cm">
            <text:p text:style-name="P3"><text:span text:style-name="T1"><text:s text:c="5"/></text:span><text:span text:style-name="T1">A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35cm" svg:height="0.137cm" svg:x="11.922cm" svg:y="8.61cm">
            <text:p text:style-name="P3"><text:span text:style-name="T1"><text:s text:c="5"/></text:span><text:span text:style-name="T1">A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layer="layout" svg:width="0.08cm" svg:height="0.24cm" svg:x="11.32cm" svg:y="7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0.08cm" svg:height="0.4cm" svg:x="11.4cm" svg:y="8.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8cm" svg:height="0.24cm" svg:x="11.56cm" svg:y="8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08cm" svg:height="1.04cm" svg:x="11.24cm" svg:y="6.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08cm" svg:height="1.6cm" svg:x="11.64cm" svg:y="6.6cm">
          <text:p/>
          <draw:enhanced-geometry svg:viewBox="0 0 21600 21600" draw:mirror-horizontal="true" draw:type="rectangle" draw:enhanced-path="M 0 0 L 21600 0 21600 21600 0 21600 0 0 Z N"/>
        </draw:custom-shape>
        <draw:g>
          <draw:custom-shape draw:style-name="gr9" draw:text-style-name="P4" draw:layer="layout" svg:width="0.32cm" svg:height="0.27cm" svg:x="11.48cm" svg:y="6.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5" draw:layer="layout" svg:x1="11.64cm" svg:y1="6.68cm" svg:x2="11.64cm" svg:y2="7.64cm">
            <text:p/>
          </draw:line>
          <draw:custom-shape draw:style-name="gr9" draw:text-style-name="P4" draw:layer="layout" svg:width="0.32cm" svg:height="0.27cm" svg:x="11.48cm" svg:y="6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9T19:05:23.692585601</meta:creation-date>
    <dc:date>2020-04-29T23:40:52.031292090</dc:date>
    <meta:editing-duration>PT29M5S</meta:editing-duration>
    <meta:editing-cycles>3</meta:editing-cycles>
    <meta:generator>LibreOffice/6.3.4.2.0$Linux_X86_64 LibreOffice_project/30$Build-2</meta:generator>
    <meta:document-statistic meta:object-count="25"/>
  </office:meta>
</office:document-meta>
</file>